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4pt" style:font-size-asian="14pt" style:language-asian="ru" style:country-asian="RU"/>
    </style:style>
    <style:style style:name="P2" style:parent-style-name="Обычный" style:family="paragraph">
      <style:paragraph-properties fo:text-align="justify" fo:margin-bottom="0in" fo:line-height="150%" fo:text-indent="0.4923in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" style:parent-style-name="Обычный" style:family="paragraph">
      <style:paragraph-properties fo:text-align="justify" fo:margin-bottom="0in" fo:line-height="150%" fo:text-indent="0.4923i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6" style:parent-style-name="Обычный" style:family="paragraph">
      <style:paragraph-properties fo:text-align="justify" fo:margin-bottom="0in" fo:line-height="150%" fo:text-indent="0.4923in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0" style:parent-style-name="Обычный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21" style:parent-style-name="Обычный" style:family="paragraph">
      <style:paragraph-properties fo:text-align="justify" fo:margin-bottom="0in" fo:line-height="150%" fo:text-indent="0.4923in"/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</office:automatic-styles>
  <office:body>
    <office:text text:use-soft-page-breaks="true">
      <text:p text:style-name="P1">ПРИКЛАДНАЯ НЕОРГАНИЧЕСКАЯ ХИМИЯ</text:p>
      <text:p text:style-name="P2"><text:span text:style-name="T3">Еще в 18 в. установилась тесная связь между </text:span><text:span text:style-name="T4">неорганической химией</text:span><text:span text:style-name="T5"> и ремеслами<text:s/></text:span><text:span text:style-name="T6">–</text:span><text:span text:style-name="T7"><text:s/>основой зарождавшейся промышленности. Позднее </text:span><text:span text:style-name="T8">неорганическая химия</text:span><text:span text:style-name="T9"> стала научной базой многих производств, определяющих уровень промышленного развития отдельных стран и всего человечества.</text:span></text:p>
      <text:p text:style-name="P10"><text:span text:style-name="T11">Прикладной частью </text:span><text:span text:style-name="T12">неорганической химии</text:span><text:span text:style-name="T13"> традиционно считается технология неорганических веществ. Она связана с крупномасштабными производствами серной, соляной, фосфорной, азотной кислот, соды, аммиака, хлора, фтора, фосфора, а также солей натрия, калия, магн</text:span><text:span text:style-name="T14">ия и др.,<text:s/></text:span><text:span text:style-name="T15">диоксида углерода, водорода, различных минеральных удобрений и многих других веществ.<text:s/></text:span></text:p>
      <text:p text:style-name="P16"><text:span text:style-name="T17">Прикладная </text:span><text:span text:style-name="T18">неорганическая химия</text:span><text:span text:style-name="T19"> играет существенную роль в развитии важнейших отраслей народного хозяйства. Так, в машиностроении и строительстве широко используют материалы, получаемые из минерального сырья химическими методами. Это, например, металлы и сплавы, минеральные красители, твердые сплавы для режущего инструмента.</text:span></text:p>
      <text:p text:style-name="P20">Возрастает роль неорганической химии в решении проблем охраны окружающей среды и рационального природопользования. Все более глубоко и полно исследуется поведение различных веществ в природе, природные круговороты веществ, влияние хозяйственной деятельности человека на эти процессы. Разрабатываются новые технологические процессы, позволяющие снизить уровень нарушения экологического равновесия в природе, сохранить природные ландшафты при добыче и переработке полезных ископаемых (например, в результате применения подземного выщелачивания). Решаются задачи резкого уменьшения потребления воды в промышленности, снижения количества отходов, повышения комплексности использования минерального сырья, более полного использования вторичных ресурсов.<text:s/></text:p>
      <text:p text:style-name="P21"><text:span text:style-name="T22">Методы </text:span><text:span text:style-name="T23">неорганической химии</text:span><text:span text:style-name="T24"> и химической технологии применяют для ликвидации вредных выбросов в различных отраслях производства<text:s/></text:span><text:soft-page-break/><text:span text:style-name="T25">(например, в энергетике при сжигании угля), для превращения отходов других отраслей в полезные продукты.<text:s/></text:span></text:p>
      <text:p text:style-name="Обычный"/>
      <text:p text:style-name="Обычный"/>
      <text:p text:style-name="Обычный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веб" style:display-name="Обычный (веб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черепах</meta:initial-creator>
    <dc:creator>черепах</dc:creator>
    <meta:creation-date>2023-09-27T20:19:00Z</meta:creation-date>
    <dc:date>2023-09-27T20:19:00Z</dc:date>
    <meta:template xlink:href="Normal.dotm" xlink:type="simple"/>
    <meta:editing-cycles>2</meta:editing-cycles>
    <meta:editing-duration>PT0S</meta:editing-duration>
    <meta:document-statistic meta:page-count="2" meta:paragraph-count="3" meta:word-count="294" meta:character-count="1968" meta:row-count="13" meta:non-whitespace-character-count="1677"/>
  </office:meta>
</office:document-meta>
</file>